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8995b"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8995b"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Эпилог.</text:span></text:p>
      <text:p text:style-name="P2"><text:span text:style-name="T4">Евгений с улыбкой осторожно откинул фату девушки в белоснежном свадебном платье. Джейн посмотрела ему в глаза и в следующее мгновение он слились в поцелуе, который показался вечностью. Со всех сторон слышался звон бокалов, восторженные голоса людей. Павел и Даша сидели за столиком, радостно глядя на них. В какой-то момент Даша с волнением посмотрела на Павла. </text:span></text:p>
      <text:p text:style-name="P2"><text:span text:style-name="T4">–Ты чего? – спросил он.</text:span></text:p>
      <text:p text:style-name="P2"><text:span text:style-name="T4">–Я должна сказать тебе кое-что, – дрогнувшим голосом сказала она, вставая. </text:span></text:p>
      <text:p text:style-name="P2"><text:span text:style-name="T4">–Даш, я слушаю тебя. </text:span></text:p>
      <text:p text:style-name="P2"><text:span text:style-name="T4">–Паш, у нас будет ребенок, – тихо произнесла она. </text:span></text:p>
      <text:p text:style-name="P2"><text:span text:style-name="T4">–Ты сейчас не шутишь?! Даша, скажи, что это правда!</text:span></text:p>
      <text:p text:style-name="P2"><text:span text:style-name="T4">–Это правда, Павел. </text:span></text:p>
      <text:p text:style-name="P2"><text:span text:style-name="T4">–Это… Это прекрасно! – воскликнул он, обнимая жену. </text:span></text:p>
      <text:p text:style-name="P2"><text:span text:style-name="T4">Праздник продолжался. Вечером следующего дня Павел с женой, Джейн сидели в кабинете Алехина. </text:span></text:p>
      <text:p text:style-name="P2"><text:span text:style-name="T4">–Мы улетаем в Англию. Пора прощаться. Самолет через три часа, – грустно сказал Евгений.</text:span></text:p>
      <text:p text:style-name="P2"><text:span text:style-name="T4">–Ты был мне, как брат, Евгений, – произнес Павел. Голос его дрогнул, видно было, как по щеке побежала слеза. </text:span></text:p>
      <text:p text:style-name="P2"><text:span text:style-name="T4">–Увидимся ли мы еще? – в слезах обнимая Джейн, спросила Даша. </text:span></text:p>
      <text:p text:style-name="P2"><text:span text:style-name="T4">–Ну полно тебе, не плачь. Я уверена, что мы обязательно встретимся. Прилетите в гости. Ты стала мне родной. Я буду скучать, – прошептала Джейн. </text:span></text:p>
      <text:p text:style-name="P2"><text:soft-page-break/><text:span text:style-name="T4">–Держи. Это тебе. Пригодится, – усмехнувшись, Евгений протянул Павлу трость и шляпу. </text:span></text:p>
      <text:p text:style-name="P2"><text:span text:style-name="T4">Тот обнял его, капая слезами на костюм. Евгений вытер лицо платком и, пожав руку Павла, удалился, поставив на стол бутылку дорогого, изысканного коньяка, который он хранил уже много лет. Джейн последний раз обняла Дашу, положила ей в руку небольшую коробочку с электрическим кольцом и удалилась следом за мужем. Павел и Даша вышли на балкон, провожая взглядами черную машину, растворяющуюся в закате. Впереди всех их ждала новая жизнь и много других интересных приключений, но это уже совсем другие истории.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55:18.286000000</meta:creation-date>
    <dc:date>2022-05-15T19:55:37.996000000</dc:date>
    <meta:editing-duration>PT19S</meta:editing-duration>
    <meta:editing-cycles>1</meta:editing-cycles>
    <meta:document-statistic meta:table-count="0" meta:image-count="0" meta:object-count="0" meta:page-count="2" meta:paragraph-count="16" meta:word-count="267" meta:character-count="1749" meta:non-whitespace-character-count="1477"/>
    <meta:generator>LibreOffice/7.2.2.2$Windows_X86_64 LibreOffice_project/02b2acce88a210515b4a5bb2e46cbfb63fe97d56</meta:generator>
  </office:meta>
</office:document-meta>
</file>